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29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134.31pt"/>
    </style:style>
    <style:style style:name="co6" style:family="table-column">
      <style:table-column-properties fo:break-before="auto" style:column-width="31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de" number:country="CH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de" number:country="CH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04"/>
    <style:style style:name="ce3" style:family="table-cell" style:parent-style-name="Default" style:data-style-name="N10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2"/>
          <table:table-cell office:value-type="string" calcext:value-type="string">
            <text:p>Total:</text:p>
          </table:table-cell>
          <table:table-cell table:style-name="ce2" table:formula="of:=SUM([.F5:.F69])" office:value-type="currency" office:currency="CHF" office:value="37.488" calcext:value-type="currency">
            <text:p>SFr. 37.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3" office:value-type="string" calcext:value-type="string">
            <text:p>Einzelpreis</text:p>
          </table:table-cell>
          <table:table-cell table:style-name="ce3" office:value-type="string" calcext:value-type="string">
            <text:p>Preis</text:p>
          </table:table-cell>
          <table:table-cell table:style-name="ce1" office:value-type="string" calcext:value-type="string">
            <text:p>Artikelnummer</text:p>
          </table:table-cell>
          <table:table-cell table:style-name="ce1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dard-LEDs - SMD</text:p>
          </table:table-cell>
          <table:table-cell office:value-type="float" office:value="256" calcext:value-type="float">
            <text:p>256</text:p>
          </table:table-cell>
          <table:table-cell office:value-type="currency" office:currency="CHF" office:value="0.124" calcext:value-type="currency">
            <text:p>SFr. 0.12</text:p>
          </table:table-cell>
          <table:table-cell table:formula="of:=[.D5]*[.E5]" office:value-type="currency" office:currency="CHF" office:value="31.744" calcext:value-type="currency">
            <text:p>SFr. 31.74</text:p>
          </table:table-cell>
          <table:table-cell office:value-type="string" calcext:value-type="string">
            <text:p>710-150060BS75000</text:p>
          </table:table-cell>
          <table:table-cell office:value-type="string" calcext:value-type="string">
            <text:p>http://www.mouser.ch/ProductDetail/Wurth-Electronics/150060BS75000/?qs=sGAEpiMZZMseGfSY3csMkQ6oANueNQcInIthPVspADuLdbLnfDbXoQ%3d%3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ähler-Schieberegister</text:p>
          </table:table-cell>
          <table:table-cell office:value-type="float" office:value="4" calcext:value-type="float">
            <text:p>4</text:p>
          </table:table-cell>
          <table:table-cell office:value-type="currency" office:currency="CHF" office:value="0.401" calcext:value-type="currency">
            <text:p>SFr. 0.40</text:p>
          </table:table-cell>
          <table:table-cell table:formula="of:=[.D6]*[.E6]" office:value-type="currency" office:currency="CHF" office:value="1.604" calcext:value-type="currency">
            <text:p>SFr. 1.60</text:p>
          </table:table-cell>
          <table:table-cell office:value-type="string" calcext:value-type="string">
            <text:p>M74HC595YRM13TR</text:p>
          </table:table-cell>
          <table:table-cell office:value-type="string" calcext:value-type="string">
            <text:p>http://www.mouser.ch/ProductDetail/STMicroelectronics/M74HC595YRM13TR/?qs=sGAEpiMZZMvh0aGzCjJ9piWQWk41Slo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ckfilmwiderstände 47Ohm</text:p>
          </table:table-cell>
          <table:table-cell office:value-type="float" office:value="16" calcext:value-type="float">
            <text:p>16</text:p>
          </table:table-cell>
          <table:table-cell office:value-type="currency" office:currency="CHF" office:value="0.016" calcext:value-type="currency">
            <text:p>SFr. 0.02</text:p>
          </table:table-cell>
          <table:table-cell table:formula="of:=[.D7]*[.E7]" office:value-type="currency" office:currency="CHF" office:value="0.256" calcext:value-type="currency">
            <text:p>SFr. 0.26</text:p>
          </table:table-cell>
          <table:table-cell office:value-type="string" calcext:value-type="string">
            <text:p>603-RC0805FR-0747RL</text:p>
          </table:table-cell>
          <table:table-cell office:value-type="string" calcext:value-type="string">
            <text:p>http://www.mouser.ch/ProductDetail/Yageo/RC0805FR-0747RL/?qs=sGAEpiMZZMtlubZbdhIBIEM5%252bYIsBt7JlNmvUSdFH%2fQ%3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ckfilmwiderstände 470Ohm</text:p>
          </table:table-cell>
          <table:table-cell office:value-type="float" office:value="16" calcext:value-type="float">
            <text:p>16</text:p>
          </table:table-cell>
          <table:table-cell office:value-type="currency" office:currency="CHF" office:value="0.016" calcext:value-type="currency">
            <text:p>SFr. 0.02</text:p>
          </table:table-cell>
          <table:table-cell table:formula="of:=[.D8]*[.E8]" office:value-type="currency" office:currency="CHF" office:value="0.256" calcext:value-type="currency">
            <text:p>SFr. 0.26</text:p>
          </table:table-cell>
          <table:table-cell office:value-type="string" calcext:value-type="string">
            <text:p>603-RC0805FR-07470RL</text:p>
          </table:table-cell>
          <table:table-cell office:value-type="string" calcext:value-type="string">
            <text:p>http://www.mouser.ch/ProductDetail/Yageo/RC0805FR-07470RL/?qs=%2fha2pyFadug6QMX%2fAz0gg1hvHRuM7sRYPpV5BkkBQB2fI47Vx9lhBCOPgWi7bqw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ckfilmwiderstände 10kOhm</text:p>
          </table:table-cell>
          <table:table-cell office:value-type="float" office:value="6" calcext:value-type="float">
            <text:p>6</text:p>
          </table:table-cell>
          <table:table-cell office:value-type="currency" office:currency="CHF" office:value="0.098" calcext:value-type="currency">
            <text:p>SFr. 0.10</text:p>
          </table:table-cell>
          <table:table-cell table:formula="of:=[.D9]*[.E9]" office:value-type="currency" office:currency="CHF" office:value="0.588" calcext:value-type="currency">
            <text:p>SFr. 0.59</text:p>
          </table:table-cell>
          <table:table-cell office:value-type="string" calcext:value-type="string">
            <text:p>603-RC0805FR-0710KL</text:p>
          </table:table-cell>
          <table:table-cell office:value-type="string" calcext:value-type="string">
            <text:p>http://www.mouser.ch/Search/ProductDetail.aspx?qs=7bY8808IzHq6vrU3BeiiYw%3d%3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polartransistoren - BJT</text:p>
          </table:table-cell>
          <table:table-cell office:value-type="float" office:value="32" calcext:value-type="float">
            <text:p>32</text:p>
          </table:table-cell>
          <table:table-cell office:value-type="currency" office:currency="CHF" office:value="0.095" calcext:value-type="currency">
            <text:p>SFr. 0.10</text:p>
          </table:table-cell>
          <table:table-cell table:formula="of:=[.D10]*[.E10]" office:value-type="currency" office:currency="CHF" office:value="3.04" calcext:value-type="currency">
            <text:p>SFr. 3.04</text:p>
          </table:table-cell>
          <table:table-cell office:value-type="string" calcext:value-type="string">
            <text:p>863-MMBT3904LT1G</text:p>
          </table:table-cell>
          <table:table-cell office:value-type="string" calcext:value-type="string">
            <text:p>http://www.mouser.ch/ProductDetail/ON-Semiconductor/MMBT3904LT1G/?qs=sGAEpiMZZMshyDBzk1%2fWi%2fPUgtclNldlheHc%252bMVjFj0%3d</text:p>
          </table:table-cell>
          <table:table-cell table:number-columns-repeated="2"/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3:44:11.108387448</meta:creation-date>
    <meta:generator>LibreOffice/5.1.6.2$Linux_X86_64 LibreOffice_project/10m0$Build-2</meta:generator>
    <dc:date>2017-09-10T16:59:48.600357087</dc:date>
    <meta:editing-duration>PT3H15M32S</meta:editing-duration>
    <meta:editing-cycles>13</meta:editing-cycles>
    <meta:document-statistic meta:table-count="1" meta:cell-count="44" meta:object-count="0"/>
  </office:meta>
</office:document-meta>
</file>